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normal" style:font-size-asian="14pt" style:font-style-asian="normal" style:font-size-complex="14pt" style:font-style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1"/><text:span text:style-name="T2">DALLE OLIVE ALL'OLIO</text:span></text:p>
      <text:p text:style-name="P2"/>
      <text:p text:style-name="P2">Premesso che posso asserire senza ombra di dubbio che sono cresciuto in buona salute grazie soprattutto alla grande disponibilità di olio di oliva e di frutti ( drupe) che la mamma conservava in appositi recipienti di terracotta, conditi con sale, semi di finocchio, aglio e peperoncino, posso asserire di nutrire per <text:s/>questo alimento una grande venerazione.</text:p>
      <text:p text:style-name="P2">Il Molise non ha grossi quantitativi di produzione di olive, <text:s/>ma possiede senza dubbio un primato qualitativo che poche altre regioni possono eguagliare, tant'è che la distribuzione cerca di accaparrarsi i suoi oli per poterne correggere altri provenienti da non si sa dove. </text:p>
      <text:p text:style-name="P2">Gli oli molisani, per la maggior parte non superano lo 0,1 gradi di acidità.</text:p>
      <text:p text:style-name="P2">La raccolta, nelle piccole aziende, avviene ancora a mano, mentre le aziende più importanti si sono munite <text:s/>di rastrelli meccanizzati.</text:p>
      <text:p text:style-name="P2">Le principali varietà di olive coltivate sono la Gentile di Larino, l'Olivella, l'Olivastra di Montenero, la Coratina, ma non mancano la Rosciola e la Paranzana e la Leccina, <text:s/>tutte varietà che danno ottimi oli. Oggi, nel Basso Molise, si sta inserendo una nuova varietà, la Bella di Spagna, più resistente agli attacchi della mosca olearia.</text:p>
      <text:p text:style-name="P2">La resa varia a seconda dei terreni e delle varietà e va dagli 8 Kg di olio/q.le di olive ai 25 Kg/q.le.</text:p>
      <text:p text:style-name="P2">Le olive vengono raccolte <text:s/>facendole cadere su apposite reti o tendoni, poi vengono messi in cassoni di plastica e trasportati negli oleifici ( trappeti ) <text:s/>che nell'arco di massimo 48 ore le lavorano.</text:p>
      <text:p text:style-name="P2">La lavorazione avviene in questo modo:</text:p>
      <text:p text:style-name="P2">Fase A: le olive separate dalle foglie vengono immesse in vasche di lavaggio.</text:p>
      <text:p text:style-name="P2">Fase B: le olive vengono molite. La molitura avviene facendole schiacciare sotto grosse ruote di pietra dura (<text:span text:style-name="T5">molazze</text:span>), una volta mosse dal traino di asini, oggi con macchine elettriche, finché non ne risulti una pasta sufficientemente idonea al rilascio dell'olio.</text:p>
      <text:p text:style-name="P1"><text:span text:style-name="T1">Fase C: La pasta viene disposta su friscoli ( grossi dischi di fibra di cocco che fanno da diaframma, ) per essere impilati e sottoposti a pressione. Ogni pressa <text:s/>schiaccia una <text:s/>cosiddetta </text:span><text:span text:style-name="T3">imposta </text:span><text:span text:style-name="T4">ed ogni imposta contiene la pasta di circa 3 q.li di olive.</text:span></text:p>
      <text:p text:style-name="P1"><text:span text:style-name="T4">Fase D: L'</text:span><text:span text:style-name="T3">imposta</text:span><text:span text:style-name="T4"> viene applicata alla pressa che la lavora ad una pressione di 400 atm., per poco più di un'ora, <text:s/>da cui ne viene fuori il mosto formato da olio ed acque di vegetazione e lavorazione. Alla fine della premitura il mosto finisce in grosse vasche di decantazione, poste al piano inferiore, la cui temperatura non dovrebbe mai superare i 16° C. La decantazione una volta avveniva a mano.</text:span></text:p>
      <text:p text:style-name="P3">Fase E: Dalla vasca di <text:s/>contenimento del mosto, l'olio viene separato a mezzo di separatrici centrifughe, che sfruttando la differenza di peso specifico dell'olio 0,915 Kg/litro, <text:s/>mentre l'acqua pesa 1 kg per litro, tira fuori l'olio.</text:p>
      <text:p text:style-name="P3"><text:s/></text:p>
      <text:p text:style-name="P3">Nota: Nel Molise non mancano frantoi che usano il sistema di estrazione a mezzo di Centrifughe, dove la pasta viene immessa in un apposito tubo in cui agisce una centrifuga che <text:s/>separa la sansa dal mosto. Inoltre nei frantoi più moderni dove la lavorazione avviene automaticamente dal lavaggio alla resa, senza che l'uomo non <text:soft-page-break/>intervenga in alcuno passaggio intermedio.</text:p>
      <text:p text:style-name="P3">La sansa di risulta viene immagazzinata per essere poi trasportata negli appositi frantoi speciali per l'estrazione dell'olio di sansa. </text:p>
      <text:p text:style-name="P3">La sansa risultante da quest'ultima lavorazione viene poi usata sia per gli usi dei frantoi che usano il nocciolato al posto dei friscoli, sia per <text:s/>essere venduta per uso di riscaldamento domestico. La morchia che è l'acqua di risulta, una volta veniva sparsa per i campi, pensando che fosse utile alla concimazione, o smaltite nelle fogne, oggi deve essere smaltita secondo un apposito programma essendo stata qualificata inquinante per l'ambiente e per le falde acquifere di superficie,ciò per l'alto contenuto di polifenoli. </text:p>
      <text:p text:style-name="P4">L'olio extravergine di oliva è quello ottenuto dalla prima premitura delle olive e non può superare per legge <text:s/>gradi 0,8 di acidità.</text:p>
      <text:p text:style-name="P4">Gli oli di acidità superiore e fino ai gradi 2,00 sono classificati Olio di oliva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7:00:46.16</meta:creation-date>
    <dc:date>2014-11-06T09:17:25.82</dc:date>
    <meta:editing-duration>PT1H50M20S</meta:editing-duration>
    <meta:editing-cycles>20</meta:editing-cycles>
    <meta:generator>OpenOffice/4.0.1$Win32 OpenOffice.org_project/401m5$Build-9714</meta:generator>
    <meta:document-statistic meta:table-count="0" meta:image-count="0" meta:object-count="0" meta:page-count="2" meta:paragraph-count="20" meta:word-count="653" meta:character-count="4076"/>
  </office:meta>
</office:document-meta>
</file>